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28pt" fo:font-weight="bold" style:font-size-asian="28pt" style:font-weight-asian="bold" style:font-size-complex="28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text:p>
      <text:p text:style-name="Standard"/>
      <text:p text:style-name="P1"/>
      <text:p text:style-name="P1">Paying Expenses</text:p>
      <text:p text:style-name="Standard"/>
      <text:p text:style-name="Standard">Expense is anticipated using a generated transaction, and the actual payment recorded by updating the generated transaction.</text:p>
      <text:p text:style-name="Standard"/>
      <text:p text:style-name="Standard">Expense is anticipated using a budget, but not a generated transaction, and is paid with a new transaction applied to the budget.</text:p>
      <text:p text:style-name="Standard"/>
      <text:p text:style-name="Standard">Expense is not anticipated or budgeted, so a new transaction is entered for it.</text:p>
      <text:p text:style-name="Standard"/>
      <text:p text:style-name="Standard"/>
      <text:p text:style-name="P1">Accruing Short Term Debts</text:p>
      <text:p text:style-name="Standard"/>
      <text:p text:style-name="Standard">Purchase is made using credit extended by vendor. Transaction is entered in the "Accounts Payable" account, categorized using the appropriate expense category. There must be an invoice number on every split. Only the initial accounts payable transaction has the expense account on it.</text:p>
      <text:p text:style-name="Standard"/>
      <text:p text:style-name="Standard"/>
      <text:p text:style-name="P1">Entering an Invoice Number</text:p>
      <text:p text:style-name="Standard"/>
      <text:p text:style-name="Standard">A particular invoice number may be used in only one expense split for a vendor. It may appear in any number of payment splits in an asset account using a liability account as the category.</text:p>
      <text:p text:style-name="Standard"/>
      <text:p text:style-name="Standard"/>
      <text:p text:style-name="P1">Paying Short Term Debts</text:p>
      <text:p text:style-name="Standard"/>
      <text:p text:style-name="Standard">Pay a specified amount to a vendor to whom we have an outstanding debt, without specifying any particular invoices to pay. For example, making installment payments. The software must find the oldest unpaid transaction(s) in Accounts Payable for that vendor and apply the payment to them. Payment transaction uses "Accounts Payable" as the category, and the invoice number of the Accounts Payable transaction it was applied to. These can be generated transactions. User specifies "Accounts Payable" as the category to indicate the account to find the matching transaction to pay in. Bank account is credited (reduced), Accounts Payable is debited (reduced). The expense category is only on the original invoice transaction.</text:p>
      <text:p text:style-name="Standard"/>
      <text:p text:style-name="Standard">Invoice matching happens in several places: When creating a new transaction manually in a bank account, when updating an existing transaction manually, when importing a new transaction from the bank, when updating an existing transaction because of a bank import. Notice that updating a transaction for any reason may cause reallocation to additional invoices, because the updated transaction may have new splits without invoice numbers or there may be new invoices. Once the invoice number is set on a split it does not change automatically.</text:p>
      <text:p text:style-name="Standard"/>
      <text:p text:style-name="Standard">Does the operator need to confirm the result of the invoice match? This would be okay on a manually entered or updated transaction, but what about a bank import?</text:p>
      <text:p text:style-name="Standard"/>
      <text:p text:style-name="Standard"><text:soft-page-break/>Pay a vendor invoice on delivery, like COD. Enter transaction in bank account, with appropriate expense category, and invoice number if there is one. No entry is made in accounts payable at all.</text:p>
      <text:p text:style-name="Standard"/>
      <text:p text:style-name="Standard"/>
      <text:p text:style-name="P1">Applying Transactions To Budgets</text:p>
      <text:p text:style-name="Standard"/>
      <text:p text:style-name="Standard">With invoices being entered into "Accounts Payable" they will no longer be present as fake transactions in the bank account before payment. Thus budget transactions must be used to forecast cashflow, which in turn means the payment transactions must have budgets in their splits. Do budgets have to be manually entered in payment splits? Can they come from the original invoice splits in Accounts Payable? How are they set in the original invoice splits? We could set budget name in the memorized transaction for that vendor, and copy them like we copy category when the original invoice transaction is created.</text:p>
      <text:p text:style-name="Standard"/>
      <text:p text:style-name="Standard"/>
      <text:p text:style-name="P1">Daily Deposit Reconciliation</text:p>
      <text:p text:style-name="Standard"/>
      <text:p text:style-name="Standard">Do we really need to reconcile daily deposits in our bank account to our cash register and credit card machine totals? Would it simply be easier to use budget transactions, because their amounts go to zero after their end date? Then we wouldn't have to reconcile individual deposit amounts. The net of budget plus actual deposits would be correct so long as all available actual deposit transactions have been imported. There would be a separate budget transaction for the credit card totals for a day and the cash+checks for a day, because they are deposited separately and usually on different days. What about our recent practice of only bringing cash+check deposits to the bank twice a week or so? Maybe we need an additional way to "expire" all budget transactions for specific budget(s) with ending dates on or before a specified date? Maybe receipts budgets don't expire until something sets their end date, which happens when we know the money has arrived from the bank. Maybe cash deposit budgets DO expire on the following business day, because we really don't have the cash in bank until we take it to the bank? But that would mess up long term cashflow forecasting by that amount. The budget transaction date could be the date we expect the money to appear, and the ending date could be the date it actually did. Maybe we just set the budget amount to zero for all sales deposit budgets before a particular date, on command from the operator. The budgets must be expired as part of the bank import process, because they won't be replaced by actual deposits until then.</text:p>
      <text:p text:style-name="Standard"/>
      <text:p text:style-name="Standard"/>
      <text:p text:style-name="P1">Borrowing Money</text:p>
      <text:p text:style-name="Standard"/>
      <text:p text:style-name="Standard">Transaction is entered in bank account, using the liability account for the creditor as the category. No income or expense accounts are used.</text:p>
      <text:p text:style-name="Standard"/>
      <text:p text:style-name="Standard"/>
      <text:p text:style-name="P1">Tracking Interest and Fees on Debts</text:p>
      <text:p text:style-name="Standard"/>
      <text:p text:style-name="Standard">Add transactions for interest and fees to the liability account for the debt. Treat interest using accrual method, so expense occurs when the interest is recorded and not when it is paid. Same for fees.</text:p>
      <text:p text:style-name="Standard"/>
      <text:p text:style-name="Standard"/>
      <text:p text:style-name="P1">Creating Initial Liability and Account Balances</text:p>
      <text:p text:style-name="Standard"><text:soft-page-break/></text:p>
      <text:p text:style-name="Standard">Confirm this: Add an "opening balance" transaction in the liability account, with category set to "Owner's Equity" or some other equity account. <text:s/>Credit the liability account, debit the equity account.</text:p>
      <text:p text:style-name="Standard"/>
      <text:p text:style-name="Standard"/>
      <text:p text:style-name="P1">Paying Long Term Debts</text:p>
      <text:p text:style-name="P1"/>
      <text:p text:style-name="P3">Add transaction to bank account the payment comes from, using the liability account of the debt as the category. No income or expense accounts are used.</text:p>
      <text:p text:style-name="P1"/>
      <text:p text:style-name="P1">Generating Vendor Payables Detail Report</text:p>
      <text:p text:style-name="P1"/>
      <text:p text:style-name="P3">To show unpaid debts for a creditor as of a particular date, find all transactions for that creditor on or before that date. Keep a collection of invoice numbers, with a current balance for each. After recording all transactions, any invoice numbers with credit balances are included in the output. One more balance is computed for transactions without an invoice number.</text:p>
      <text:p text:style-name="P1"/>
      <text:p text:style-name="P1">Generating Financial Statements</text:p>
      <text:p text:style-name="P1"/>
      <text:p text:style-name="P3">Income and expense statements need all transaction amounts between a pair of dates. They may or may not want personal amounts.</text:p>
      <text:p text:style-name="P3"/>
      <text:p text:style-name="P3">Balance sheet needs all transaction amounts on or before a date. They may or may not want personal amounts.</text:p>
      <text:p text:style-name="P3"/>
      <text:p text:style-name="P3">Both statements will pass each transaction matching the date criteria into a routine which determines the debits and credits represented by that transaction, and adding them to the running balances of the those accounts computed for that statement.</text:p>
      <text:p text:style-name="P3"/>
      <text:p text:style-name="P3">How is the accounting equation (Assets = Liabilities + Equity) kept in balance when some transaction amounts are personal? A split payment results in a credit for the total amount to the bank account, a debit for the total amount to the loan liability account. What happens to the personal amount?</text:p>
      <text:p text:style-name="P1"/>
      <text:p text:style-name="P1">Debt Split Between Personal and Business</text:p>
      <text:p text:style-name="P1"/>
      <text:p text:style-name="P3">The liability account must include all personal and business activity, to allow a balance to be computed that can be reconciled to the creditor statement. Each transaction is divided into personal and business amounts, though in some cases the personal or business portion will be zero. Mostly the credits (amounts borrowed, items purchased on credit) will be declared entiredly personal or business. A running personal and business balance will be computed based on the allocation of personal and business for each transaction. Amounts not explicitly being business or personal will be divided in proportion to the business/personal balance ratio at the time of the transaction.</text:p>
      <text:p text:style-name="P3"/>
      <text:p text:style-name="P3">Generating personal versus business balances requires a way to indicate how to treat amounts. Maybe an attribute of the category: All personal, all business, split according to balance.</text:p>
      <text:p text:style-name="P3"><text:soft-page-break/></text:p>
      <text:p text:style-name="P3"/>
      <text:p text:style-name="P1">Period End Procedures</text:p>
      <text:p text:style-name="P3"/>
      <text:p text:style-name="P3">Inventory value versus cost of purchased merchandise? Maybe this is why it is better to do accrual based accounting: Physical inventory yields the same value regardless of whether the inventory is paid for or not. Look up correct procedure on this, but I believe at the end of the period the account total for merchandise purchases is transfered to the inventory account. When a physical inventory is taken some kind of adjustment must be made. How to get total merchandise purchases for a period if that account is zeroed out at the end of the period?</text:p>
      <text:p text:style-name="P3"/>
      <text:p text:style-name="P3">Interest can just be added to liability accounts whenever it's convenient, before the end of the period. It doesn't even have to be broken down into the actual interest charges – a single net amount for the period is sufficient, unless you need personal/business break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4M9S</meta:editing-duration>
    <meta:editing-cycles>30</meta:editing-cycles>
    <meta:generator>OpenOffice/4.1.1$Win32 OpenOffice.org_project/411m6$Build-9775</meta:generator>
    <dc:date>2017-04-24T07:08:16.22</dc:date>
    <dc:creator>Timothy Yaukey</dc:creator>
    <meta:document-statistic meta:table-count="0" meta:image-count="0" meta:object-count="0" meta:page-count="4" meta:paragraph-count="39" meta:word-count="1399" meta:character-count="8560"/>
    <meta:user-defined meta:name="Info 1"/>
    <meta:user-defined meta:name="Info 2"/>
    <meta:user-defined meta:name="Info 3"/>
    <meta:user-defined meta:name="Info 4"/>
  </office:meta>
</office:document-meta>
</file>